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ting up centos on virtualbox</text:h>
      <text:p text:style-name="Text_20_body"/>
      <text:p text:style-name="Text_20_body">Prerequisites – install virtualbox</text:p>
      <text:list xml:id="list2179000448143009752" text:style-name="L1">
        <text:list-item>
          <text:p text:style-name="P1">Download minimal ISO from <text:a xlink:type="simple" xlink:href="https://www.centos.org/download/" text:style-name="Internet_20_link" text:visited-style-name="Visited_20_Internet_20_Link">https://www.centos.org/download/</text:a></text:p>
        </text:list-item>
        <text:list-item>
          <text:p text:style-name="P1">Create new VM on virtualbox – use redhat template – default options and 20GB diskspace are fine</text:p>
        </text:list-item>
        <text:list-item>
          <text:p text:style-name="P1">Start vm and select downloaded centos ISO as boot media – install centos</text:p>
        </text:list-item>
      </text:list>
      <text:list xml:id="list5354195289745720576" text:style-name="L2">
        <text:list-item>
          <text:p text:style-name="P2">Installation destination – just select the harddisk and ensure automatically configure partitioning is selected</text:p>
        </text:list-item>
        <text:list-item>
          <text:p text:style-name="P2">Network and hostname – ensure ethernet is switched on (usually enp0s3)</text:p>
        </text:list-item>
        <text:list-item>
          <text:p text:style-name="P2">set root and user passwords (make user administrator)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1S</meta:editing-duration>
    <meta:editing-cycles>3</meta:editing-cycles>
    <meta:generator>OpenOffice/4.1.2$Win32 OpenOffice.org_project/412m3$Build-9782</meta:generator>
    <dc:date>2016-10-15T16:38:51.76</dc:date>
    <meta:document-statistic meta:table-count="0" meta:image-count="0" meta:object-count="0" meta:page-count="1" meta:paragraph-count="8" meta:word-count="83" meta:character-count="533"/>
    <dc:creator>Richard Hannah</dc:creator>
    <meta:user-defined meta:name="Info 1"/>
    <meta:user-defined meta:name="Info 2"/>
    <meta:user-defined meta:name="Info 3"/>
    <meta:user-defined meta:name="Info 4"/>
  </office:meta>
</office:document-meta>
</file>